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974970645373047840"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2955673848051998369"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3308049211921851822"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519578660215362720"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896879367800540115"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3549728996400353099"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3299543465095884523"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013510360859447395"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3492289" text:continue-list="list3299543465095884523"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77935447274739067"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3470500"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3473968"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3465270"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3465046"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3493582"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1207332649286854586"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839516231191931129"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674690435784493097"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3494104"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621453818636873382"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205986401549150291"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107757129026481830" text:style-name="L15">
        <text:list-item>
          <text:list>
            <text:list-header>
              <text:p text:style-name="P183">1.5 miles averaging about 9:40/mile and rest 1 min</text:p>
            </text:list-header>
          </text:list>
        </text:list-item>
      </text:list>
      <text:p text:style-name="P24">1 mile in 8:26 and rest 2 min</text:p>
      <text:list xml:id="list8643740075586924396"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687166668395159982"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3462897"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14498879590385270"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316396148261182202"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4324918629510216276"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3469005" text:continue-list="list7316396148261182202" text:style-name="L19">
        <text:list-item>
          <text:list>
            <text:list-header>
              <text:p text:style-name="P187">(Pace*HR)=1240</text:p>
            </text:list-header>
          </text:list>
        </text:list-item>
      </text:list>
      <text:list xml:id="list33474608" text:continue-list="list14498879590385270" text:style-name="L18">
        <text:list-item>
          <text:list>
            <text:list-header>
              <text:p text:style-name="P186">2 miles at 10:46/mile Ave HR= 121 bpm and rest a few minutes</text:p>
            </text:list-header>
          </text:list>
        </text:list-item>
      </text:list>
      <text:list xml:id="list33463270" text:continue-list="list33469005"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3462160"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05737175778306776"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354056494072169038"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008937415050519064"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5179634685994301357"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596993534719497483"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628171199427340382"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3479538"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3479209"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973348741311985328"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38491628388885650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81367236438477622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866140949981331028"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271140637714904323"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053457238004457105" text:style-name="L32">
        <text:list-item>
          <text:list>
            <text:list-header>
              <text:p text:style-name="P197">0.25 miles in 2:54</text:p>
              <text:p text:style-name="P197">1 mile in 9:21 going faster as I ran and ending at around 8:30 pace</text:p>
            </text:list-header>
          </text:list>
        </text:list-item>
      </text:list>
      <text:list xml:id="list5992087780236975560"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600227527872306967"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802856542913207157"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183539534303722210"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5075664212928047519"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974297350620307354"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240710988155722282"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text:soft-page-break/>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04T13:21:52.82</dc:date>
    <dc:creator>James Lombardi</dc:creator>
    <meta:editing-duration>P29DT4H31M6S</meta:editing-duration>
    <meta:editing-cycles>2173</meta:editing-cycles>
    <meta:generator>OpenOffice/4.1.2$Win32 OpenOffice.org_project/412m3$Build-9782</meta:generator>
    <meta:document-statistic meta:table-count="0" meta:image-count="9" meta:object-count="0" meta:page-count="215" meta:paragraph-count="6293" meta:word-count="67859" meta:character-count="347266"/>
  </office:meta>
</office:document-meta>
</file>